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6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7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Header">
      <style:paragraph-properties style:snap-to-layout-grid="false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5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/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41:25.99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3.1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9H53M8S</meta:editing-duration>
    <meta:generator>OpenOffice/4.1.0$Unix OpenOffice.org_project/410m18$Build-9764</meta:generator>
    <dc:date>2015-02-17T23:41:26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9" meta:word-count="84" meta:character-count="534"/>
  </office:meta>
</office:document-meta>
</file>